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4206" officeooo:paragraph-rsid="00064206"/>
    </style:style>
    <style:style style:name="P2" style:family="paragraph" style:parent-style-name="Standard">
      <style:text-properties fo:font-weight="bold" officeooo:rsid="00064206" officeooo:paragraph-rsid="00064206"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text:p>
      <text:p text:style-name="P1">HW 5</text:p>
      <text:p text:style-name="P1">11/20/18</text:p>
      <text:p text:style-name="P1">Brian Stampe</text:p>
      <text:p text:style-name="P1"/>
      <text:p text:style-name="P1"/>
      <text:p text:style-name="P2">1.3.</text:p>
      <text:p text:style-name="P1"/>
      <text:p text:style-name="P1">There are likely 2 principal components that span the data space for X_1. If this indeed is a plane in 3-D space, you would only need two vectors to span the space. The first basis vector would be in the direction of the most variance of the data and the second would be perpendicular to the first. If data does not perfectly lie on this plane then there would be some variance described by an additional principal component. You could check this by running PCA and looking at the eigenvalues to evaluate the variance explained. </text:p>
      <text:p text:style-name="P1"/>
      <text:p text:style-name="P1"/>
      <text:p text:style-name="P1">I would expect for X_2 to have a single principal component because all of the variance can be describe in a single line.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22:47:16.885300580</meta:creation-date>
    <meta:editing-duration>PT1M4S</meta:editing-duration>
    <meta:editing-cycles>2</meta:editing-cycles>
    <meta:generator>LibreOffice/6.0.6.2$Linux_X86_64 LibreOffice_project/00m0$Build-2</meta:generator>
    <dc:date>2018-11-20T22:48:19.380637135</dc:date>
    <meta:document-statistic meta:table-count="0" meta:image-count="0" meta:object-count="0" meta:page-count="1" meta:paragraph-count="7" meta:word-count="126" meta:character-count="696" meta:non-whitespace-character-count="574"/>
  </office:meta>
</office:document-meta>
</file>